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198b" officeooo:paragraph-rsid="0012c561"/>
    </style:style>
    <style:style style:name="P2" style:family="paragraph" style:parent-style-name="Standard">
      <style:text-properties officeooo:rsid="00117a23" officeooo:paragraph-rsid="0011198b"/>
    </style:style>
    <style:style style:name="P3" style:family="paragraph" style:parent-style-name="Standard">
      <style:text-properties officeooo:rsid="00117a23" officeooo:paragraph-rsid="00117a23"/>
    </style:style>
    <style:style style:name="P4" style:family="paragraph" style:parent-style-name="Standard">
      <style:text-properties officeooo:rsid="0012c561" officeooo:paragraph-rsid="0012c561"/>
    </style:style>
    <style:style style:name="P5" style:family="paragraph" style:parent-style-name="Standard">
      <style:text-properties officeooo:rsid="0012c561" officeooo:paragraph-rsid="001b023f"/>
    </style:style>
    <style:style style:name="P6" style:family="paragraph" style:parent-style-name="Standard">
      <style:text-properties officeooo:rsid="0013f3cc" officeooo:paragraph-rsid="0013f3cc"/>
    </style:style>
    <style:style style:name="P7" style:family="paragraph" style:parent-style-name="Standard">
      <style:text-properties officeooo:rsid="00168ade" officeooo:paragraph-rsid="00168ade"/>
    </style:style>
    <style:style style:name="P8" style:family="paragraph" style:parent-style-name="Standard">
      <style:text-properties officeooo:rsid="00170092" officeooo:paragraph-rsid="00170092"/>
    </style:style>
    <style:style style:name="P9" style:family="paragraph" style:parent-style-name="Standard">
      <style:text-properties officeooo:rsid="001a2073" officeooo:paragraph-rsid="001a2073"/>
    </style:style>
    <style:style style:name="P10" style:family="paragraph" style:parent-style-name="Standard">
      <style:text-properties officeooo:rsid="001b023f" officeooo:paragraph-rsid="001b023f"/>
    </style:style>
    <style:style style:name="P11" style:family="paragraph" style:parent-style-name="Standard">
      <style:text-properties officeooo:rsid="001b023f" officeooo:paragraph-rsid="001fc033"/>
    </style:style>
    <style:style style:name="P12" style:family="paragraph" style:parent-style-name="Standard">
      <style:text-properties officeooo:rsid="001b023f" officeooo:paragraph-rsid="0023d17c"/>
    </style:style>
    <style:style style:name="P13" style:family="paragraph" style:parent-style-name="Standard">
      <style:text-properties officeooo:rsid="001dc2d7" officeooo:paragraph-rsid="001dc2d7"/>
    </style:style>
    <style:style style:name="P14" style:family="paragraph" style:parent-style-name="Standard">
      <style:text-properties officeooo:rsid="001fc033" officeooo:paragraph-rsid="0023d17c"/>
    </style:style>
    <style:style style:name="P15" style:family="paragraph" style:parent-style-name="Standard">
      <style:text-properties officeooo:rsid="002386ee" officeooo:paragraph-rsid="0023d17c"/>
    </style:style>
    <style:style style:name="T1" style:family="text">
      <style:text-properties officeooo:rsid="0014983a"/>
    </style:style>
    <style:style style:name="T2" style:family="text">
      <style:text-properties officeooo:rsid="00170092"/>
    </style:style>
    <style:style style:name="T3" style:family="text">
      <style:text-properties officeooo:rsid="001b023f"/>
    </style:style>
    <style:style style:name="T4" style:family="text">
      <style:text-properties officeooo:rsid="001c55d0"/>
    </style:style>
    <style:style style:name="T5" style:family="text">
      <style:text-properties officeooo:rsid="001e117b"/>
    </style:style>
    <style:style style:name="T6" style:family="text">
      <style:text-properties officeooo:rsid="002386ee"/>
    </style:style>
    <style:style style:name="T7" style:family="text">
      <style:text-properties officeooo:rsid="002389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tionstechnische Realisierung</text:p>
      <text:p text:style-name="P1"/>
      <text:p text:style-name="P4">Die Szenerie</text:p>
      <text:p text:style-name="P4"/>
      <text:p text:style-name="P4">Unity bietet einen implementierten Editor, in dieseme wird eine sog. Scene dargestellt. In dieser Szene werden sämtliche im Spiel agierenden Gameobjekte Initialisiert und dargestellt.</text:p>
      <text:p text:style-name="P4"/>
      <text:p text:style-name="P4">Gameobjects</text:p>
      <text:p text:style-name="P4">Gameobjekte sind Objekte in der Szene, auf die verschiedene Skripte und andere informationen angefügt werden können. Sämtliche Layer und bla die dargestellt werden sind Gameobjekte.</text:p>
      <text:p text:style-name="P4"/>
      <text:p text:style-name="P4">Die Kamera</text:p>
      <text:p text:style-name="P4">Die Kamera fängt das gesamte geschehen in der Szene ein, da es sich bein dem Werktsück um ein 2D scrollerspiel handelt ist, die Benutzung einer einzigen kamera nötig, die das gesamte Spielgeschehen einfängt. Auf die Kamera wurde ein „Camera-Controller-Script“ angewendet. Dieses Script beherbergt einige Funktionen. Zum einen legt, das Skript fest, dass die Kamera konstant der Spielerfigur folgt. Bewegt sich die Spielerfigur, so bewegt sich auch die Kamera, so ist es unmöglich das die Spielerfigur den Radius der Kamera verlässt. Zudem wurde eine Zoom-Funktion eingebaut, werden die Tasten Q (für Nah-Zoom), oder die Tasten E(für fern Zoom) betätigt, so erweitert sich das Sichtbbild der Kamera und nimmt einen entsprechend größeren, oder kleineren Auschnitt ser Spielszene war.</text:p>
      <text:p text:style-name="P1"/>
      <text:p text:style-name="P4">Die Spielfigur </text:p>
      <text:p text:style-name="P1"/>
      <text:p text:style-name="P6">Die Spielfigur ist ein game-Object namens Player auf das ein skipt names „Player-Controller-Skript“ angewendet wurde. Dieses Skript regelt zum einen die Steuerung des Spielers, je nachdem welche Eingabe der Spieler gibt bewegt sich das Player-Objekt <text:span text:style-name="T1">auf der X- oder Y-Achse durch die Szene. Auch die darstellungen der verschiedenen Animationen, die zudem auf das Player-Obekt angewendet sind, werden duch das Skript gesteuert. Je nachdem welche Aktion der Spieler unternimmt, wird eine Entsprechende vorgefertigte Animation ausgewählt und dargestellt.</text:span></text:p>
      <text:p text:style-name="P2"/>
      <text:p text:style-name="P3">Animationen</text:p>
      <text:p text:style-name="P3"/>
      <text:p text:style-name="P7">Die Unity Engine enthält ein sog. Animator-Tool, mit diesem können Key-Frame<text:span text:style-name="T2">-Animationen erstellt werden. Diese Animationen können durch Skripte auf verschiedene Gegenstände interaktiv angewandt werden.</text:span></text:p>
      <text:p text:style-name="P7"/>
      <text:p text:style-name="P8">Layer</text:p>
      <text:p text:style-name="P9">Als Layer, werden Game-Objekte bezeichnet, denen ein Spite hinzugefügt wurde, und die dazu fungieren die einzelnen Bildebenen im Spiel darzustellen. Die meisten Layer besitzen zudem eigene Skripte, die sie bei aktivierung automatisch, mit einer individuell eingestellten Geschwindigkeit von Links nach rechts wandern lassen. Verlässt ein Sprite den rechten Bildschirmrand, so wird es in der Regel an einem vordefinierten Punkt, außerhalb des Linken Bildschimrandes transformiert und bewegt sich von dort aus wieder nach rechts, über den Bildschirm und der Vorgang wiederholt sich.</text:p>
      <text:p text:style-name="P9">Die <text:span text:style-name="T3">Layer-Skripte, geben den Layern verschiedene Eigenschaften, beislpielsweise die Geschwindigkeit, mit der sie sich bewegen, die Layer-Ordnung bestimmt welche Überdeckung der Layer bestimmt, oder verschiedene Transformationsoptionen, beispielsweise werden manche Skripte an eine bestimmten Position und manche Layer an einer zufälligen Position transformiert.</text:span></text:p>
      <text:p text:style-name="P9"/>
      <text:p text:style-name="P10">Der Layer Manager</text:p>
      <text:p text:style-name="P10">Dieses Skript handelt, den Einsatz der verschiedenen Layer, es besitzt eine Vielzahl an verschiedenen Aktivierungsunktionen, welche das jeweilige Layer aktivieren. Somit müssen <text:soft-page-break/>anderen Skripten nicht die einzelnen, zu aktivierenden Layer hinzugefügt werden, der Layer-Manager übernihmt das für sie.</text:p>
      <text:p text:style-name="P10"/>
      <text:p text:style-name="P10">Der Scene-Event-Manager</text:p>
      <text:p text:style-name="P10">Der Scene Event Manager ist das Kernstück Objektverwartlung. Sein Hauptzweck ist die Organisation der Szenerie. Durch eine Switch-Anweisung, bestimmt der Scene Event-Manager, in welcher aktuellen Szene sich das Spiel befindet. <text:span text:style-name="T4">Im SEM werden die Bedingungen für ein ändern der Szene festgelegt. Dabei greift der SEM wiederum auf andere Skripte wie den Dialog-Manager zu und überprüft ob ein ändern der Szene erforderlich ist. Sind die Bedingungen für ein Wechsel der Szene erfüllt, so wird eine Entsprechende Funktion aufgerufen, welche die Switchanweisung, die eingebundenen Variablen und Bedingungen entsprechend ändert. Zudem hat der SEM direkten Zugriff auf den Layer-Manager und kann somit gegebenfalls die passenden Layer aktivieren. Unteranderem greifen eine Vielzahl an anderen Skripten, auf den SEM zu, beispielsweise die einzelnen Dialog-Holder-Skripte, die durch die aktuelle Szene bestimmen, welche Dialogzeilen angezeigt werden müssen.</text:span></text:p>
      <text:p text:style-name="P10"/>
      <text:p text:style-name="P14">Diealog-Holder</text:p>
      <text:p text:style-name="P14">Dialog-Holder-Skripte, sind individuelle Skripte, die eine Vielzahl an unterschiedlichen String<text:span text:style-name="T6">-Listen</text:span> enthalten. Dialog-Holder geben <text:span text:style-name="T6">bei entsprechenden Bedingungen, diese String-Listen an den Dialog-Manager weiter, welcher diese visuell darstellt.</text:span></text:p>
      <text:p text:style-name="P15">Bei den Dialog-Holdern wird in Charakter-Dialog-Holder und Cutscenes unterschieden. Charakter-Dialog-Holder, <text:span text:style-name="T7">sind auf die verschiedenen Charaktere angewandt, mit denen sich der Spieler unterhalten kann. Cutscenes werden auf Objekte mit einem 2D-Collider-Trigger angewandt, welche wiederum auf verschiedene Event-Layer angewandt werden.</text:span></text:p>
      <text:p text:style-name="P12"/>
      <text:p text:style-name="P13"/>
      <text:p text:style-name="P13"/>
      <text:p text:style-name="P13">Der Dialog Manager</text:p>
      <text:p text:style-name="P13">Der Dialog-Manager rege<text:span text:style-name="T5">lt, das aktivieren und Anzeigen, der Dialogbox. Wird der Manager durch ein Dialog-Holder-Skript aktiviert, so übergibt dieser Holder dem Manager einen Liste mit Strings. Der manager wiederum wählt aus dieser Liste den aktuellen Dialog-String und damit die aktuelle Dialogzeile aus. Wird ein Dialog aktiviert, so aktiviert der Dialog-Manager, entsprechende UI-Elemente, welche wiederum den aktuellen Dialog-String visuell wiedergeben. </text:span></text:p>
      <text:p text:style-name="P13"/>
      <text:p text:style-name="P13"/>
      <text:p text:style-name="P13"/>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3:19:14.713000000</meta:creation-date>
    <dc:date>2018-01-21T18:10:03.840000000</dc:date>
    <meta:editing-duration>PT5H54M16S</meta:editing-duration>
    <meta:editing-cycles>14</meta:editing-cycles>
    <meta:generator>LibreOffice/5.3.7.2$Windows_X86_64 LibreOffice_project/6b8ed514a9f8b44d37a1b96673cbbdd077e24059</meta:generator>
    <meta:document-statistic meta:table-count="0" meta:image-count="0" meta:object-count="0" meta:page-count="2" meta:paragraph-count="23" meta:word-count="699" meta:character-count="5295" meta:non-whitespace-character-count="4617"/>
  </office:meta>
</office:document-meta>
</file>